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ourceSansPro" svg:font-family="SourceSansPro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399cm" style:rel-column-width="20813*"/>
    </style:style>
    <style:style style:name="Tableau1.B" style:family="table-column">
      <style:table-column-properties style:column-width="11.601cm" style:rel-column-width="44722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3" style:family="table-row">
      <style:table-row-properties style:min-row-height="0.73cm"/>
    </style:style>
    <style:style style:name="Tableau1.B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b100a" officeooo:paragraph-rsid="001b100a"/>
    </style:style>
    <style:style style:name="P2" style:family="paragraph" style:parent-style-name="Standard">
      <style:paragraph-properties fo:text-align="center" style:justify-single-word="false"/>
      <style:text-properties officeooo:rsid="001b100a" officeooo:paragraph-rsid="001b100a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text-properties fo:font-size="9pt" officeooo:paragraph-rsid="002adbb3" style:font-size-asian="9pt" style:font-size-complex="9pt"/>
    </style:style>
    <style:style style:name="P5" style:family="paragraph" style:parent-style-name="Table_20_Contents">
      <style:text-properties fo:font-size="9pt" officeooo:paragraph-rsid="002263a1" style:font-size-asian="9pt" style:font-size-complex="9pt"/>
    </style:style>
    <style:style style:name="P6" style:family="paragraph" style:parent-style-name="Standard">
      <style:text-properties fo:font-size="9pt" officeooo:paragraph-rsid="00259dd5" style:font-size-asian="9pt" style:font-size-complex="9pt"/>
    </style:style>
    <style:style style:name="P7" style:family="paragraph" style:parent-style-name="Standard">
      <style:text-properties fo:font-size="9pt" style:font-size-asian="9pt" style:font-size-complex="9pt"/>
    </style:style>
    <style:style style:name="P8" style:family="paragraph" style:parent-style-name="Table_20_Contents">
      <style:text-properties fo:font-size="9pt" officeooo:paragraph-rsid="00217acc" style:font-size-asian="9pt" style:font-size-complex="9pt"/>
    </style:style>
    <style:style style:name="P9" style:family="paragraph" style:parent-style-name="Table_20_Contents">
      <style:paragraph-properties fo:margin-left="0cm" fo:margin-right="0cm" fo:text-align="justify" style:justify-single-word="false" fo:orphans="2" fo:widows="2" fo:text-indent="0cm" style:auto-text-indent="false"/>
      <style:text-properties fo:font-size="9pt" officeooo:paragraph-rsid="002263a1" style:font-size-asian="9pt" style:font-size-complex="9pt"/>
    </style:style>
    <style:style style:name="P10" style:family="paragraph" style:parent-style-name="Table_20_Contents">
      <style:text-properties fo:font-size="9pt" officeooo:paragraph-rsid="00386165" style:font-size-asian="9pt" style:font-size-complex="9pt"/>
    </style:style>
    <style:style style:name="P11" style:family="paragraph" style:parent-style-name="Text_20_body">
      <style:text-properties fo:font-size="9pt" officeooo:paragraph-rsid="0034eacc" style:font-size-asian="9pt" style:font-size-complex="9pt"/>
    </style:style>
    <style:style style:name="P12" style:family="paragraph" style:parent-style-name="Standard">
      <style:text-properties fo:font-size="9pt" fo:font-weight="bold" officeooo:rsid="00259dd5" officeooo:paragraph-rsid="00259dd5" style:font-size-asian="9pt" style:font-weight-asian="bold" style:font-size-complex="9pt" style:font-weight-complex="bold"/>
    </style:style>
    <style:style style:name="P13" style:family="paragraph" style:parent-style-name="Table_20_Contents">
      <style:text-properties fo:font-size="9pt" fo:font-weight="bold" officeooo:rsid="001b100a" officeooo:paragraph-rsid="001b100a" style:font-size-asian="9pt" style:font-weight-asian="bold" style:font-size-complex="9pt" style:font-weight-complex="bold"/>
    </style:style>
    <style:style style:name="P14" style:family="paragraph" style:parent-style-name="Table_20_Contents">
      <style:text-properties fo:font-size="9pt" fo:font-weight="bold" officeooo:rsid="001e4f5f" officeooo:paragraph-rsid="001e4f5f" style:font-size-asian="9pt" style:font-weight-asian="bold" style:font-size-complex="9pt" style:font-weight-complex="bold"/>
    </style:style>
    <style:style style:name="P15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  <style:text-properties fo:font-size="9pt" fo:font-weight="bold" style:font-size-asian="9pt" style:font-weight-asian="bold" style:font-size-complex="9pt" style:font-weight-complex="bold"/>
    </style:style>
    <style:style style:name="P16" style:family="paragraph" style:parent-style-name="Text_20_body">
      <style:text-properties fo:font-size="9pt" fo:font-weight="bold" officeooo:paragraph-rsid="002263a1" style:font-size-asian="9pt" style:font-weight-asian="bold" style:font-size-complex="9pt" style:font-weight-complex="bold"/>
    </style:style>
    <style:style style:name="P17" style:family="paragraph" style:parent-style-name="Standard">
      <style:text-properties fo:font-size="9pt" fo:font-weight="bold" officeooo:paragraph-rsid="002263a1" style:font-size-asian="9pt" style:font-weight-asian="bold" style:font-size-complex="9pt" style:font-weight-complex="bold"/>
    </style:style>
    <style:style style:name="P18" style:family="paragraph" style:parent-style-name="Text_20_body">
      <style:text-properties fo:font-size="9pt" fo:font-weight="bold" officeooo:paragraph-rsid="0034eacc" style:font-size-asian="9pt" style:font-weight-asian="bold" style:font-size-complex="9pt" style:font-weight-complex="bold"/>
    </style:style>
    <style:style style:name="P19" style:family="paragraph" style:parent-style-name="Text_20_body">
      <style:text-properties fo:font-size="9pt" fo:font-weight="bold" officeooo:paragraph-rsid="00386165" style:font-size-asian="9pt" style:font-weight-asian="bold" style:font-size-complex="9pt" style:font-weight-complex="bold"/>
    </style:style>
    <style:style style:name="P20" style:family="paragraph" style:parent-style-name="Standard">
      <style:text-properties fo:font-size="9pt" fo:font-weight="bold" officeooo:paragraph-rsid="001fa565" style:font-size-asian="9pt" style:font-weight-asian="bold" style:font-size-complex="9pt" style:font-weight-complex="bold"/>
    </style:style>
    <style:style style:name="P21" style:family="paragraph" style:parent-style-name="Standard">
      <style:text-properties fo:font-size="9pt" fo:font-weight="bold" officeooo:rsid="0025a689" officeooo:paragraph-rsid="00259dd5" style:font-size-asian="9pt" style:font-weight-asian="bold" style:font-size-complex="9pt" style:font-weight-complex="bold"/>
    </style:style>
    <style:style style:name="P22" style:family="paragraph" style:parent-style-name="Table_20_Contents">
      <style:text-properties fo:font-size="9pt" fo:font-weight="bold" officeooo:paragraph-rsid="003734f4" style:font-size-asian="9pt" style:font-weight-asian="bold" style:font-size-complex="9pt" style:font-weight-complex="bold"/>
    </style:style>
    <style:style style:name="P23" style:family="paragraph" style:parent-style-name="Table_20_Contents">
      <style:text-properties fo:font-size="9pt" fo:font-weight="bold" officeooo:paragraph-rsid="00217acc" style:font-size-asian="9pt" style:font-weight-asian="bold" style:font-size-complex="9pt" style:font-weight-complex="bold"/>
    </style:style>
    <style:style style:name="P24" style:family="paragraph" style:parent-style-name="Standard">
      <style:text-properties fo:font-size="9pt" fo:font-weight="normal" officeooo:rsid="00259dd5" officeooo:paragraph-rsid="0028e419" style:font-size-asian="9pt" style:font-weight-asian="normal" style:font-size-complex="9pt" style:font-weight-complex="normal"/>
    </style:style>
    <style:style style:name="P25" style:family="paragraph" style:parent-style-name="Standard">
      <style:text-properties fo:font-size="8pt" officeooo:paragraph-rsid="001f6cac" style:font-size-asian="8pt" style:font-size-complex="8pt"/>
    </style:style>
    <style:style style:name="P26" style:family="paragraph" style:parent-style-name="Standard">
      <style:text-properties fo:font-size="8pt" officeooo:paragraph-rsid="00386165" style:font-size-asian="8pt" style:font-size-complex="8pt"/>
    </style:style>
    <style:style style:name="P27" style:family="paragraph" style:parent-style-name="Table_20_Contents">
      <style:text-properties fo:font-size="8pt" officeooo:paragraph-rsid="00386165" style:font-size-asian="8pt" style:font-size-complex="8pt"/>
    </style:style>
    <style:style style:name="P28" style:family="paragraph" style:parent-style-name="Standard">
      <style:text-properties fo:font-size="8pt" officeooo:paragraph-rsid="001fa565" style:font-size-asian="8pt" style:font-size-complex="8pt"/>
    </style:style>
    <style:style style:name="P29" style:family="paragraph" style:parent-style-name="Table_20_Contents">
      <style:text-properties fo:font-size="8pt" officeooo:paragraph-rsid="00355704" style:font-size-asian="8pt" style:font-size-complex="8pt"/>
    </style:style>
    <style:style style:name="P30" style:family="paragraph" style:parent-style-name="Table_20_Contents">
      <style:paragraph-properties fo:margin-left="0cm" fo:margin-right="0cm" fo:text-align="justify" style:justify-single-word="false" fo:orphans="2" fo:widows="2" fo:text-indent="0cm" style:auto-text-indent="false"/>
      <style:text-properties fo:font-size="8pt" officeooo:paragraph-rsid="002263a1" style:font-size-asian="8pt" style:font-size-complex="8pt"/>
    </style:style>
    <style:style style:name="P31" style:family="paragraph" style:parent-style-name="Text_20_body">
      <style:text-properties fo:font-size="8pt" officeooo:paragraph-rsid="0034eacc" style:font-size-asian="8pt" style:font-size-complex="8pt"/>
    </style:style>
    <style:style style:name="P32" style:family="paragraph" style:parent-style-name="Text_20_body">
      <style:text-properties fo:font-size="8pt" style:font-size-asian="8pt" style:font-size-complex="8pt"/>
    </style:style>
    <style:style style:name="P33" style:family="paragraph" style:parent-style-name="Text_20_body">
      <style:text-properties fo:font-size="8pt" officeooo:paragraph-rsid="003734f4" style:font-size-asian="8pt" style:font-size-complex="8pt"/>
    </style:style>
    <style:style style:name="P34" style:family="paragraph" style:parent-style-name="Table_20_Contents">
      <style:text-properties fo:font-size="8pt" officeooo:paragraph-rsid="003734f4" style:font-size-asian="8pt" style:font-size-complex="8pt"/>
    </style:style>
    <style:style style:name="P35" style:family="paragraph" style:parent-style-name="Text_20_body">
      <style:text-properties fo:font-size="8pt" officeooo:rsid="003734f4" officeooo:paragraph-rsid="003734f4" style:font-size-asian="8pt" style:font-size-complex="8pt"/>
    </style:style>
    <style:style style:name="P36" style:family="paragraph" style:parent-style-name="Table_20_Contents">
      <style:text-properties fo:font-size="8pt" officeooo:paragraph-rsid="002263a1" style:font-size-asian="8pt" style:font-size-complex="8pt"/>
    </style:style>
    <style:style style:name="P37" style:family="paragraph" style:parent-style-name="Table_20_Contents">
      <style:text-properties officeooo:paragraph-rsid="00386165"/>
    </style:style>
    <style:style style:name="P38" style:family="paragraph" style:parent-style-name="Text_20_body">
      <style:text-properties officeooo:paragraph-rsid="00386165"/>
    </style:style>
    <style:style style:name="P39" style:family="paragraph" style:parent-style-name="Text_20_body">
      <style:text-properties officeooo:paragraph-rsid="0034eacc"/>
    </style:style>
    <style:style style:name="T1" style:family="text">
      <style:text-properties officeooo:rsid="001ca55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5a689" style:font-weight-asian="bold" style:font-weight-complex="bold"/>
    </style:style>
    <style:style style:name="T4" style:family="text">
      <style:text-properties fo:font-weight="bold" officeooo:rsid="00320560" style:font-weight-asian="bold" style:font-weight-complex="bold"/>
    </style:style>
    <style:style style:name="T5" style:family="text">
      <style:text-properties fo:font-weight="bold" officeooo:rsid="00259dd5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1e4f5f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49d84" style:font-weight-asian="normal" style:font-weight-complex="normal"/>
    </style:style>
    <style:style style:name="T10" style:family="text">
      <style:text-properties officeooo:rsid="0032928a"/>
    </style:style>
    <style:style style:name="T11" style:family="text">
      <style:text-properties officeooo:rsid="0034eacc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ize="8pt" officeooo:rsid="002adbb3" style:font-size-asian="8pt" style:font-size-complex="8pt"/>
    </style:style>
    <style:style style:name="T14" style:family="text">
      <style:text-properties fo:font-size="8pt" officeooo:rsid="0031db02" style:font-size-asian="8pt" style:font-size-complex="8pt"/>
    </style:style>
    <style:style style:name="T15" style:family="text">
      <style:text-properties fo:font-size="8pt" officeooo:rsid="0034eacc" style:font-size-asian="8pt" style:font-size-complex="8pt"/>
    </style:style>
    <style:style style:name="T16" style:family="text">
      <style:text-properties fo:font-size="8pt" officeooo:rsid="00386165" style:font-size-asian="8pt" style:font-size-complex="8pt"/>
    </style:style>
    <style:style style:name="T17" style:family="text">
      <style:text-properties fo:font-size="8pt" officeooo:rsid="00355704" style:font-size-asian="8pt" style:font-size-complex="8pt"/>
    </style:style>
    <style:style style:name="T18" style:family="text">
      <style:text-properties fo:font-size="8pt" fo:font-weight="normal" style:font-size-asian="8pt" style:font-weight-asian="normal" style:font-size-complex="8pt" style:font-weight-complex="normal"/>
    </style:style>
    <style:style style:name="T19" style:family="text">
      <style:text-properties fo:font-size="8pt" fo:font-weight="normal" officeooo:rsid="00386165" style:font-size-asian="8pt" style:font-weight-asian="normal" style:font-size-complex="8pt" style:font-weight-complex="normal"/>
    </style:style>
    <style:style style:name="T20" style:family="text">
      <style:text-properties fo:font-size="8pt" fo:font-style="italic" style:font-size-asian="8pt" style:font-style-asian="italic" style:font-size-complex="8pt" style:font-style-complex="italic"/>
    </style:style>
    <style:style style:name="T21" style:family="text">
      <style:text-properties fo:font-size="8pt" fo:font-style="italic" officeooo:rsid="00217acc" style:font-size-asian="8pt" style:font-style-asian="italic" style:font-size-complex="8pt" style:font-style-complex="italic"/>
    </style:style>
    <style:style style:name="T22" style:family="text">
      <style:text-properties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23" style:family="text">
      <style:text-properties fo:font-size="9pt" style:font-size-asian="9pt" style:font-size-complex="9pt"/>
    </style:style>
    <style:style style:name="T24" style:family="text">
      <style:text-properties fo:font-size="9pt" fo:font-weight="bold" style:font-size-asian="9pt" style:font-weight-asian="bold" style:font-size-complex="9pt" style:font-weight-complex="bold"/>
    </style:style>
    <style:style style:name="T25" style:family="text">
      <style:text-properties style:font-name="SourceSansPro" fo:font-weight="bold"/>
    </style:style>
    <style:style style:name="T26" style:family="text">
      <style:text-properties officeooo:rsid="00355704"/>
    </style:style>
    <style:style style:name="T27" style:family="text">
      <style:text-properties officeooo:rsid="003734f4"/>
    </style:style>
    <style:style style:name="T28" style:family="text">
      <style:text-properties fo:font-size="7pt" style:font-size-asian="7pt" style:font-size-complex="7pt"/>
    </style:style>
    <style:style style:name="T29" style:family="text">
      <style:text-properties officeooo:rsid="00386165"/>
    </style:style>
    <style:style style:name="T30" style:family="text">
      <style:text-properties officeooo:rsid="0038815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6">Comparatif </text:span><text:span text:style-name="T7">des SGBD</text:span></text:p>
      <text:p text:style-name="P1"><text:s/></text:p>
      <table:table table:name="Tableau1" table:style-name="Tableau1">
        <table:table-column table:style-name="Tableau1.A"/>
        <table:table-column table:style-name="Tableau1.B"/>
        <table:table-row table:style-name="TableLine6182918416">
          <table:table-cell table:style-name="Tableau1.A1" office:value-type="string">
            <text:p text:style-name="P13">MySQL <text:span text:style-name="T10">(SQL)</text:span></text:p>
          </table:table-cell>
          <table:table-cell table:style-name="Tableau1.B1" office:value-type="string">
            <text:p text:style-name="P37"><text:span text:style-name="T24">Disponibilité :</text:span><text:span text:style-name="T23"> </text:span><text:span text:style-name="T28">Linux, Windows, MacOSX, Unix</text:span></text:p>
            <text:p text:style-name="P37"><text:span text:style-name="T23"><text:line-break/></text:span><text:span text:style-name="T24">Licence : </text:span><text:span text:style-name="T12">GPL et commerciale</text:span></text:p>
            <text:p text:style-name="P16"/>
            <text:p text:style-name="P16">Avantages : </text:p>
            <text:p text:style-name="P4"><text:span text:style-name="T13">T</text:span><text:span text:style-name="T12">rès bonne intégration dans l'environnement Apache/PHP</text:span></text:p>
            <text:p text:style-name="P31">OpenSource</text:p>
            <text:p text:style-name="P31">Facilité de déploiement et de prise en main</text:p>
            <text:p text:style-name="P39"><text:span text:style-name="T18">Plusieurs moteurs de stockage adaptés aux différentes problématiques, configurable au niveau table </text:span><text:span text:style-name="T19">(InnoDB, MRG_MYSAM etc…)</text:span><text:bookmark text:name="r-352187"/></text:p>
            <text:p text:style-name="P18">Inconvénients :</text:p>
            <text:p text:style-name="P32">En cas de corruption, peu d'outils aident à la réparation et il faut souvent passer par une restauration</text:p>
          </table:table-cell>
        </table:table-row>
        <table:table-row table:style-name="TableLine4830666608">
          <table:table-cell table:style-name="Tableau1.A2" office:value-type="string">
            <text:p text:style-name="P13">M<text:span text:style-name="T1">angoDB </text:span><text:span text:style-name="T10">(NoSQL)</text:span></text:p>
          </table:table-cell>
          <table:table-cell table:style-name="Tableau1.B2" office:value-type="string">
            <text:p text:style-name="P10"><text:span text:style-name="T2">Disponibilité :</text:span> <text:s/><text:span text:style-name="T14">Linux, Windows </text:span></text:p>
            <text:p text:style-name="P10"><text:line-break/><text:span text:style-name="T2">Licence : <text:s/></text:span><text:span text:style-name="T20">S</text:span><text:span text:style-name="T22">erver-side license</text:span><text:span text:style-name="T12"> (inspirée de la licence </text:span><text:span text:style-name="T14">GNU AGPL)</text:span><text:span text:style-name="T12"> pour les serveurs et outils </text:span><text:span text:style-name="T15">E</text:span><text:span text:style-name="T14">t </text:span><text:span text:style-name="T20">Apache</text:span><text:span text:style-name="T12"> </text:span><text:span text:style-name="T20">v2.0</text:span><text:span text:style-name="T12"> (pilotes)</text:span></text:p>
            <text:p text:style-name="P27"/>
            <text:p text:style-name="P22">Avantages : </text:p>
            <text:p text:style-name="P34">MongoDB est gratuit et peut fonctionner sous Linux, idéal pour fonctionner avec un kit de produits moins cher.</text:p>
            <text:p text:style-name="P18"/>
            <text:p text:style-name="P18">Inconvénients :</text:p>
            <text:p text:style-name="P32">La taille des données dans MongoDB est généralement plus élevée en raison, par exemple, chaque document a des noms de champs stockés</text:p>
          </table:table-cell>
        </table:table-row>
        <table:table-row table:style-name="Tableau1.3">
          <table:table-cell table:style-name="Tableau1.A2" office:value-type="string">
            <text:p text:style-name="P14">Oracle Database <text:span text:style-name="T10">(SQL)</text:span></text:p>
          </table:table-cell>
          <table:table-cell table:style-name="Tableau1.B3" office:value-type="string">
            <text:p text:style-name="P5"><text:span text:style-name="T2">Disponibilité :</text:span> <text:span text:style-name="T12">Linux, Windows, Unix, MacOSX</text:span></text:p>
            <text:p text:style-name="P36"/>
            <text:p text:style-name="P5"><text:span text:style-name="T2">Licence :</text:span> <text:s/><text:span text:style-name="T12">commerciale, gratuite dans sa version Express</text:span></text:p>
            <text:p text:style-name="P23"/>
            <text:p text:style-name="P8"><text:span text:style-name="T2">Versions : </text:span><text:span text:style-name="T22">Oracle Enterprise</text:span><text:span text:style-name="T12"> </text:span><text:span text:style-name="T20">Edition</text:span><text:span text:style-name="T12">, </text:span><text:span text:style-name="T20">Oracle Standard Edition </text:span><text:span text:style-name="T16">et </text:span><text:span text:style-name="T21">Oracle Express Édition</text:span><text:span text:style-name="T12"> limitée à <text:s text:c="2"/>4 Go, 1 CPU, 1Go de RAM, 32 bits, Linux/Windows, gratuit</text:span></text:p>
            <text:p text:style-name="P19">Avantages : </text:p>
            <text:p text:style-name="P38"><text:span text:style-name="T12">T</text:span><text:span text:style-name="T17">rès adapter pour les t</text:span><text:span text:style-name="T12">raitement de transactions complexes <text:s text:c="5"/></text:span></text:p>
            <text:p text:style-name="P33"><text:span text:style-name="T27">T</text:span><text:span text:style-name="T26">rès adapter pour t</text:span>raitement de données structurées<text:span text:style-name="T25"> </text:span></text:p>
            <text:p text:style-name="P35">Adapter aux projets qui nécessitent un bon équilibre entre la complexité des données à traiter et le volume</text:p>
            <text:p text:style-name="P17">Inconvénients :</text:p>
            <text:p text:style-name="P17"/>
            <text:p text:style-name="P29">Prix élevé, tant au point de vue des licences que des composants matériels (RAM, CPU) à fournir pour de bonnes performances</text:p>
          </table:table-cell>
        </table:table-row>
        <table:table-row table:style-name="TableLine4830669824">
          <table:table-cell table:style-name="Tableau1.A2" office:value-type="string">
            <text:p text:style-name="P15">MariaDB <text:span text:style-name="T10">(SQL)</text:span></text:p>
          </table:table-cell>
          <table:table-cell table:style-name="Tableau1.B2" office:value-type="string">
            <text:p text:style-name="P9"><text:span text:style-name="T2">Disponibilité</text:span> : <text:s/><text:span text:style-name="T12">Linux, Windows, Debian</text:span></text:p>
            <text:p text:style-name="P30"/>
            <text:p text:style-name="P11"><text:span text:style-name="T2">Licence</text:span> : GPL2</text:p>
            <text:p text:style-name="P18">Avantages :</text:p>
            <text:p text:style-name="P25">Libre et open source</text:p>
            <text:p text:style-name="P25"/>
            <text:p text:style-name="P25">Facilité de déploiement et de prise en main</text:p>
            <text:p text:style-name="P26"/>
            <text:p text:style-name="P26">Très bonne intégration dans l'environnement Apache/PHP</text:p>
            <text:p text:style-name="P20"/>
            <text:p text:style-name="P20">Inconvénients :</text:p>
            <text:p text:style-name="P20"/>
            <text:p text:style-name="P28">En cas de corruption, peu d'outils aident à la réparation et il faut souvent passer par une restauration</text:p>
            <text:p text:style-name="P28"/>
            <text:p text:style-name="P28">Pas de sauvegarde consistante à chaud</text:p>
          </table:table-cell>
        </table:table-row>
      </table:table>
      <text:p text:style-name="P21"/>
      <text:p text:style-name="P6"><text:soft-page-break/><text:span text:style-name="T3">C</text:span><text:span text:style-name="T5">onclusion :</text:span></text:p>
      <text:p text:style-name="P12"/>
      <text:p text:style-name="P24"><text:span text:style-name="T2">MYSQL/</text:span><text:span text:style-name="T4">MariaDB</text:span><text:span text:style-name="T2"> :</text:span> Bases de données simples, un seul utilisateur en mise à jour, uniquement application de consultation (essentiellement génération de pages web dynamiques). Le coût est zéro et pas besoin de formation spécifique.</text:p>
      <text:p text:style-name="P24"/>
      <text:p text:style-name="P7"><text:span text:style-name="T2">ORACLE :</text:span><text:span text:style-name="T8"> Bases de données complexes, avec des données sensibles, ne supportant pas la perte de données suite à un crash machine et restauration de la </text:span><text:span text:style-name="T9">base</text:span><text:span text:style-name="T8">, nombreux utilisateurs en mise à jour simultanée. De plus il est à prendre en compte le problème du coût des licences et une formation est indispensable.</text:span></text:p>
      <text:p text:style-name="P7"/>
      <text:p text:style-name="P11">Cela dit, lorsque les volumes à traiter sont importants, la nécessité de distribuer le traitement conduira à se tourner vers le NoSQL. </text:p>
      <text:p text:style-name="P11"><text:span text:style-name="T29">Et donc en ce qui concerne notre BDD, p</text:span>as beaucoup de donnée a gérer <text:span text:style-name="T11">(fonctionnement de notre serveur BDD : stocker <text:s/></text:span><text:span text:style-name="T29">et permettre à l’interface web de </text:span><text:span text:style-name="T11">lire et afficher les donnée sur la Base de donnée)</text:span>, donc un Système de gestion de base de données <text:span text:style-name="T11">de type SQL convie</text:span><text:span text:style-name="T30">ndrait</text:span><text:span text:style-name="T11"> parfaitement à notre projet.</text:span>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ourceSansPro" svg:font-family="SourceSansPro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1-07T08:54:39.385000000</meta:creation-date>
    <dc:date>2022-01-07T20:57:31.459624677</dc:date>
    <meta:editing-duration>PT42M</meta:editing-duration>
    <meta:editing-cycles>8</meta:editing-cycles>
    <meta:generator>LibreOffice/7.2.4.1$MacOSX_AARCH64 LibreOffice_project/27d75539669ac387bb498e35313b970b7fe9c4f9</meta:generator>
    <meta:document-statistic meta:table-count="1" meta:image-count="0" meta:object-count="0" meta:page-count="2" meta:paragraph-count="44" meta:word-count="457" meta:character-count="2882" meta:non-whitespace-character-count="2446"/>
  </office:meta>
</office:document-meta>
</file>